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automatic-styles>
    <style:style style:name="P1" style:family="paragraph" style:parent-style-name="Title">
      <style:text-properties fo:language="en" fo:country="US" officeooo:rsid="0047ffe0" officeooo:paragraph-rsid="0047ffe0"/>
    </style:style>
    <style:style style:name="P2" style:family="paragraph" style:parent-style-name="Footer">
      <style:paragraph-properties fo:text-align="center" style:justify-single-word="false"/>
      <style:text-properties officeooo:rsid="004a119b" officeooo:paragraph-rsid="004a119b"/>
    </style:style>
    <style:style style:name="P3" style:family="paragraph" style:parent-style-name="Heading_20_1">
      <style:text-properties officeooo:rsid="004b488c" officeooo:paragraph-rsid="004b488c"/>
    </style:style>
    <style:style style:name="P4" style:family="paragraph" style:parent-style-name="Heading_20_1" style:master-page-name="">
      <style:paragraph-properties style:page-number="auto" fo:break-before="column"/>
      <style:text-properties officeooo:rsid="004eabad" officeooo:paragraph-rsid="004eabad"/>
    </style:style>
    <style:style style:name="P5" style:family="paragraph" style:parent-style-name="Heading_20_1">
      <style:text-properties officeooo:rsid="0053a8f7" officeooo:paragraph-rsid="0053a8f7"/>
    </style:style>
    <style:style style:name="P6" style:family="paragraph" style:parent-style-name="Heading_20_1">
      <style:text-properties officeooo:rsid="00542995" officeooo:paragraph-rsid="00542995"/>
    </style:style>
    <style:style style:name="P7" style:family="paragraph" style:parent-style-name="Text_20_body">
      <style:text-properties officeooo:rsid="004b488c" officeooo:paragraph-rsid="004b488c"/>
    </style:style>
    <style:style style:name="P8" style:family="paragraph" style:parent-style-name="Text_20_body" style:list-style-name="L1">
      <style:text-properties officeooo:rsid="004b488c" officeooo:paragraph-rsid="004b488c"/>
    </style:style>
    <style:style style:name="P9" style:family="paragraph" style:parent-style-name="Text_20_body" style:list-style-name="L2">
      <style:text-properties officeooo:paragraph-rsid="004cc29c"/>
    </style:style>
    <style:style style:name="P10" style:family="paragraph" style:parent-style-name="Text_20_body" style:list-style-name="L2">
      <style:text-properties officeooo:rsid="004cc29c" officeooo:paragraph-rsid="004cc29c"/>
    </style:style>
    <style:style style:name="P11" style:family="paragraph" style:parent-style-name="Text_20_body" style:list-style-name="L2">
      <style:text-properties officeooo:rsid="004dbadf" officeooo:paragraph-rsid="004dbadf"/>
    </style:style>
    <style:style style:name="P12" style:family="paragraph" style:parent-style-name="Text_20_body" style:list-style-name="L2">
      <style:text-properties officeooo:rsid="004eabad" officeooo:paragraph-rsid="004eabad"/>
    </style:style>
    <style:style style:name="P13" style:family="paragraph" style:parent-style-name="Text_20_body" style:list-style-name="L3">
      <style:text-properties officeooo:paragraph-rsid="004eabad"/>
    </style:style>
    <style:style style:name="P14" style:family="paragraph" style:parent-style-name="Text_20_body" style:list-style-name="L3">
      <style:text-properties officeooo:rsid="0052433c" officeooo:paragraph-rsid="0052433c"/>
    </style:style>
    <style:style style:name="P15" style:family="paragraph" style:parent-style-name="Text_20_body" style:list-style-name="L5">
      <style:text-properties officeooo:rsid="005795b9" officeooo:paragraph-rsid="005795b9"/>
    </style:style>
    <style:style style:name="P16" style:family="paragraph" style:parent-style-name="Text_20_body" style:list-style-name="L4">
      <style:text-properties officeooo:rsid="00597e05" officeooo:paragraph-rsid="00597e05"/>
    </style:style>
    <style:style style:name="P17" style:family="paragraph" style:parent-style-name="Text_20_body" style:list-style-name="L4">
      <style:text-properties officeooo:rsid="0059eb65" officeooo:paragraph-rsid="0059eb65"/>
    </style:style>
    <style:style style:name="P18" style:family="paragraph" style:parent-style-name="Text_20_body" style:list-style-name="L5">
      <style:text-properties officeooo:rsid="005a007e" officeooo:paragraph-rsid="005a007e"/>
    </style:style>
    <style:style style:name="P19" style:family="paragraph" style:parent-style-name="Text_20_body" style:list-style-name="L6">
      <style:text-properties officeooo:rsid="005a8109" officeooo:paragraph-rsid="005a8109"/>
    </style:style>
    <style:style style:name="P20" style:family="paragraph" style:parent-style-name="Text_20_body" style:list-style-name="L6">
      <style:text-properties officeooo:rsid="005b34c1" officeooo:paragraph-rsid="005b34c1"/>
    </style:style>
    <style:style style:name="T1" style:family="text">
      <style:text-properties officeooo:rsid="004b488c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5f6e5b"/>
    </style:style>
    <style:style style:name="T4" style:family="text">
      <style:text-properties officeooo:rsid="004cc29c"/>
    </style:style>
    <style:style style:name="T5" style:family="text">
      <style:text-properties officeooo:rsid="005059ce"/>
    </style:style>
    <style:style style:name="T6" style:family="text">
      <style:text-properties officeooo:rsid="00523a0e"/>
    </style:style>
    <style:style style:name="T7" style:family="text">
      <style:text-properties officeooo:rsid="0052433c"/>
    </style:style>
    <style:style style:name="T8" style:family="text">
      <style:text-properties officeooo:rsid="0059eb65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text:span text:style-name="T2">Solve the first layer</text:span></text:h>
      <text:list text:style-name="L1">
        <text:list-item>
          <text:p text:style-name="P8"><text:span text:style-name="T2">Make a flower</text:span></text:p>
        </text:list-item>
        <text:list-item>
          <text:p text:style-name="P8"><text:span text:style-name="T2">Complete the </text:span><text:span text:style-name="T3">w</text:span><text:span text:style-name="T2">hite </text:span><text:span text:style-name="T3">c</text:span><text:span text:style-name="T2">ross</text:span></text:p>
        </text:list-item>
        <text:list-item>
          <text:p text:style-name="P8"><text:span text:style-name="T2">Solve the white corners with the Sexy Move: R U R’ U’</text:span></text:p>
        </text:list-item>
      </text:list>
      <text:h text:style-name="P3" text:outline-level="1">Solve the second layer</text:h>
      <text:list text:style-name="L2">
        <text:list-item>
          <text:p text:style-name="P11">Right Sexy: <text:span text:style-name="T4">R U R’ U’</text:span></text:p>
        </text:list-item>
        <text:list-item>
          <text:p text:style-name="P11">Left Sexy: <text:span text:style-name="T4">L’U’ L U</text:span></text:p>
        </text:list-item>
        <text:list-item>
          <text:p text:style-name="P12">y is the same as U, but turns the entire cube</text:p>
        </text:list-item>
        <text:list-item>
          <text:p text:style-name="P10">Right Alg <text:span text:style-name="T5">to </text:span><text:span text:style-name="T6">jump down to the right</text:span>: U (Right Sexy) y (Left Sexy)</text:p>
        </text:list-item>
        <text:list-item>
          <text:p text:style-name="P9"><text:span text:style-name="T4">Left Alg </text:span><text:span text:style-name="T6">to jump down to the left</text:span><text:span text:style-name="T4">: U’ (Left Sexy) y’ (Right Sexy)</text:span></text:p>
        </text:list-item>
      </text:list>
      <text:h text:style-name="P4" text:outline-level="1">Last layer: Make the yellow cross</text:h>
      <text:list text:style-name="L3">
        <text:list-item>
          <text:p text:style-name="P13">F (<text:span text:style-name="T7">Sexy Move</text:span>) F’</text:p>
        </text:list-item>
        <text:list-item>
          <text:p text:style-name="P14">The dot</text:p>
        </text:list-item>
        <text:list-item>
          <text:p text:style-name="P14">The half cross, showing 9 o’clock</text:p>
        </text:list-item>
        <text:list-item>
          <text:p text:style-name="P14">The bar: horizontal</text:p>
        </text:list-item>
        <text:list-item>
          <text:p text:style-name="P14">The cross</text:p>
        </text:list-item>
      </text:list>
      <text:h text:style-name="P5" text:outline-level="1">Last layer: orient the yellow cross</text:h>
      <text:list text:style-name="L4">
        <text:list-item>
          <text:p text:style-name="P16">Sune Alg: R U R’ U R U2 R’ U</text:p>
        </text:list-item>
        <text:list-item>
          <text:p text:style-name="P16">2 incorrect pieces that are opposite each other: <text:span text:style-name="T8">do it once</text:span></text:p>
        </text:list-item>
        <text:list-item>
          <text:p text:style-name="P17">Then position the good edges to show 3 o’clock and do it once more</text:p>
        </text:list-item>
      </text:list>
      <text:h text:style-name="P6" text:outline-level="1">Last layer: move the corners</text:h>
      <text:list text:style-name="L5">
        <text:list-item>
          <text:p text:style-name="P15">R U’ L’ U R’ U’ L U</text:p>
        </text:list-item>
        <text:list-item>
          <text:p text:style-name="P18">No corners are correct: do it once</text:p>
        </text:list-item>
        <text:list-item>
          <text:p text:style-name="P18">One corner correct: hold correct corner in top left of front face</text:p>
        </text:list-item>
      </text:list>
      <text:h text:style-name="P6" text:outline-level="1">Last layer: orient the corners</text:h>
      <text:list text:style-name="L6">
        <text:list-item>
          <text:p text:style-name="P19">Hold the cube upside down</text:p>
        </text:list-item>
        <text:list-item>
          <text:p text:style-name="P19">Yellow side of the corner is facing to the right: 2 Sexy Moves</text:p>
        </text:list-item>
        <text:list-item>
          <text:p text:style-name="P19">Yellow side of the corner is facing to the front: 4 Sexy Moves</text:p>
        </text:list-item>
        <text:list-item>
          <text:p text:style-name="P20">When done, D’ and orient the next corner</text:p>
        </text:list-item>
      </text:list>
      <text:p text:style-name="P7">Source: <text:a xlink:type="simple" xlink:href="https://learningtocube.com/how-to-solve-a-rubiks-cube/" text:style-name="Internet_20_link" text:visited-style-name="Visited_20_Internet_20_Link">https://learningtocube.com/how-to-solve-a-rubiks-cube/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Marathi" svg:font-family="'Lohit Marathi'"/>
    <style:font-face style:name="Lohit Marathi1" svg:font-family="'Lohit Marath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Lohit Marath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Lohit Marath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Marathi1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Marathi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" style:font-family-complex="'Lohit Marathi'"/>
    </style:style>
    <style:style style:name="Title" style:family="paragraph" style:parent-style-name="Heading" style:next-style-name="Text_20_body" style:class="chapter">
      <style:paragraph-properties fo:margin-top="0cm" fo:margin-bottom="0cm" style:contextual-spacing="false" fo:text-align="center" style:justify-single-word="false"/>
      <style:text-properties fo:font-size="14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cm" fo:margin-bottom="0.21cm" style:contextual-spacing="false"/>
      <style:text-properties fo:font-size="12pt" fo:font-weight="bold" style:font-size-asian="18pt" style:font-weight-asian="bold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Title">
      <style:text-properties fo:language="en" fo:country="US" officeooo:rsid="0047ffe0" officeooo:paragraph-rsid="0047ffe0"/>
    </style:style>
    <style:style style:name="MP2" style:family="paragraph" style:parent-style-name="Footer">
      <style:paragraph-properties fo:text-align="center" style:justify-single-word="false"/>
      <style:text-properties officeooo:rsid="004a119b" officeooo:paragraph-rsid="004a119b"/>
    </style:style>
    <style:style style:name="MT1" style:family="text">
      <style:text-properties officeooo:rsid="004b488c"/>
    </style:style>
    <style:page-layout style:name="Mpm1">
      <style:page-layout-properties fo:page-width="21.001cm" fo:page-height="29.7cm" style:num-format="1" style:print-orientation="portrait" fo:margin-top="2cm" fo:margin-bottom="2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2" fo:column-gap="0.399cm">
          <style:column style:rel-width="32767*" fo:start-indent="0cm" fo:end-indent="0.199cm"/>
          <style:column style:rel-width="32768*" fo:start-indent="0.19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Rubik cube solving, <text:span text:style-name="MT1">LTC method</text:span></text:p>
      </style:header>
      <style:footer>
        <text:p text:style-name="MP2"><text:a xlink:type="simple" xlink:href="https://vmiklos.hu/rubik" text:style-name="Internet_20_link" text:visited-style-name="Visited_20_Internet_20_Link">https://vmiklos.hu/rubik</text:a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20T17:23:34.858738833</meta:creation-date>
    <meta:generator>LibreOffice/24.2.1.2$Linux_X86_64 LibreOffice_project/420$Build-2</meta:generator>
    <dc:date>2024-06-14T23:10:56.620904847</dc:date>
    <meta:editing-duration>P1DT1H38M9S</meta:editing-duration>
    <meta:editing-cycles>74</meta:editing-cycles>
    <meta:document-statistic meta:table-count="0" meta:image-count="0" meta:object-count="0" meta:page-count="1" meta:paragraph-count="32" meta:word-count="323" meta:character-count="1163" meta:non-whitespace-character-count="970"/>
  </office:meta>
</office:document-meta>
</file>